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Autochthonous transmission casesb</text:p>
          </table:table-cell>
          <table:table-cell table:style-name="ce1"/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table:style-name="ce1"/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table:number-columns-repeated="4" table:style-name="ce1"/>
          <table:table-cell office:value-type="string" table:style-name="ce1">
            <text:p>X 10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7" table:style-name="ce1"/>
          <table:table-cell office:value-type="string" table:style-name="ce1">
            <text:p>36,2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47" table:style-name="ce1">
            <text:p>747</text:p>
          </table:table-cell>
          <table:table-cell office:value-type="float" office:value="154" table:style-name="ce1">
            <text:p>154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,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.790000000000006" table:style-name="ce1">
            <text:p>68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6,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8.42" table:style-name="ce1">
            <text:p>98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5,043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.31" table:style-name="ce1">
            <text:p>31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491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3.59" table:style-name="ce1">
            <text:p>73.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7" table:style-name="ce1"/>
          <table:table-cell office:value-type="string" table:style-name="ce1">
            <text:p>11,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7" table:style-name="ce1"/>
          <table:table-cell office:value-type="float" office:value="396" table:style-name="ce1">
            <text:p>3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78" table:style-name="ce1">
            <text:p>4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.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9,614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1.07" table:style-name="ce1">
            <text:p>19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19,274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.03" table:style-name="ce1">
            <text:p>40.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,6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48" table:style-name="ce1">
            <text:p>48</text:p>
          </table:table-cell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2,398</text:p>
          </table:table-cell>
          <table:table-cell office:value-type="string" table:style-name="ce1">
            <text:p>3,328</text:p>
          </table:table-cell>
          <table:table-cell office:value-type="float" office:value="6" table:style-name="ce1">
            <text:p>6</text:p>
          </table:table-cell>
          <table:table-cell office:value-type="float" office:value="32.94" table:style-name="ce1">
            <text:p>32.9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138,82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263,598</text:p>
          </table:table-cell>
          <table:table-cell office:value-type="string" table:style-name="ce1">
            <text:p>145,05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09,5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48" table:style-name="ce1">
            <text:p>48</text:p>
          </table:table-cell>
          <table:table-cell office:value-type="float" office:value="878" table:style-name="ce1">
            <text:p>878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62" table:style-name="ce1">
            <text:p>13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7" table:style-name="ce1"/>
          <table:table-cell office:value-type="float" office:value="344" table:style-name="ce1">
            <text:p>34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67,870</text:p>
          </table:table-cell>
          <table:table-cell office:value-type="string" table:style-name="ce1">
            <text:p>145,419</text:p>
          </table:table-cell>
          <table:table-cell office:value-type="float" office:value="93" table:style-name="ce1">
            <text:p>93</text:p>
          </table:table-cell>
          <table:table-cell office:value-type="float" office:value="148.34" table:style-name="ce1">
            <text:p>148.34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1">
            <text:p>278,6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47" table:style-name="ce1">
            <text:p>47</text:p>
          </table:table-cell>
          <table:table-cell office:value-type="float" office:value="929" table:style-name="ce1">
            <text:p>92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7" table:style-name="ce1"/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82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47,555</text:p>
          </table:table-cell>
          <table:table-cell office:value-type="string" table:style-name="ce1">
            <text:p>150,369</text:p>
          </table:table-cell>
          <table:table-cell office:value-type="float" office:value="258" table:style-name="ce1">
            <text:p>258</text:p>
          </table:table-cell>
          <table:table-cell office:value-type="float" office:value="49.89" table:style-name="ce1">
            <text:p>49.89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1">
            <text:p>998,0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3:03Z</meta:creation-date>
    <dc:date>2018-09-01T15:24:03Z</dc:date>
  </office:meta>
</office:document-meta>
</file>